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15cm" fo:min-width="1.878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65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3.657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28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385cm" fo:min-width="1.948cm" fo:padding-top="0.143cm" fo:padding-bottom="0.143cm" fo:padding-left="0.268cm" fo:padding-right="0.268cm"/>
    </style:style>
    <style:style style:name="gr8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289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color="#000000" draw:textarea-vertical-align="middle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223cm" fo:min-width="5.808cm" fo:padding-top="0.142cm" fo:padding-bottom="0.142cm" fo:padding-left="0.267cm" fo:padding-right="0.267cm"/>
    </style:style>
    <style:style style:name="gr1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8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2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/>
    </style:style>
    <style:style style:name="P6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484cm" svg:height="1.671cm" svg:x="2.279cm" svg:y="2.106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27cm" svg:x="6.094cm" svg:y="2.28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191cm" svg:height="1.27cm" svg:x="9.926cm" svg:y="2.307cm">
          <text:p text:style-name="P1"><text:span text:style-name="T1">Building Name: </text:span></text:p>
          <text:p text:style-name="P1"><text:span text:style-name="T1">Commercia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4.191cm" svg:height="1.018cm" svg:x="9.894cm" svg:y="4.031cm">
          <text:p text:style-name="P1"><text:span text:style-name="T1">Project Address: </text:span></text:p>
          <text:p text:style-name="P1"><text:span text:style-name="T1">Southern Coas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3" draw:layer="layout" draw:type="line" svg:x1="8.634cm" svg:y1="2.915cm" svg:x2="9.927cm" svg:y2="2.942cm" draw:start-shape="id1" draw:start-glue-point="6" draw:end-shape="id2" draw:end-glue-point="3" svg:d="M8634 2915l1293 27" svg:viewBox="0 0 1294 28">
          <text:p/>
        </draw:connector>
        <draw:connector draw:style-name="gr5" draw:text-style-name="P3" draw:layer="layout" svg:x1="7.365cm" svg:y1="3.55cm" svg:x2="9.895cm" svg:y2="4.54cm" draw:start-shape="id1" draw:start-glue-point="8" draw:end-shape="id3" draw:end-glue-point="3" svg:d="M7365 3550v990h2530" svg:viewBox="0 0 2531 991">
          <text:p/>
        </draw:connector>
        <draw:connector draw:style-name="gr5" draw:text-style-name="P3" draw:layer="layout" draw:type="line" svg:x1="4.763cm" svg:y1="2.941cm" svg:x2="6.094cm" svg:y2="2.915cm" draw:start-shape="id4" draw:start-glue-point="1" draw:end-shape="id1" draw:end-glue-point="10" svg:d="M4763 2941l1331-26" svg:viewBox="0 0 1332 27">
          <text:p/>
        </draw:connector>
        <draw:custom-shape draw:style-name="gr4" draw:text-style-name="P2" xml:id="id6" draw:id="id6" draw:layer="layout" svg:width="4.191cm" svg:height="1.018cm" svg:x="9.921cm" svg:y="5.407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54cm" svg:height="1.27cm" svg:x="6.094cm" svg:y="5.281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521cm" svg:y1="3.777cm" svg:x2="6.094cm" svg:y2="5.916cm" draw:start-shape="id4" draw:start-glue-point="2" draw:end-shape="id5" draw:end-glue-point="10" svg:d="M3521 3777l2573 2139" svg:viewBox="0 0 2574 2140">
          <text:p/>
        </draw:connector>
        <draw:connector draw:style-name="gr5" draw:text-style-name="P3" draw:layer="layout" draw:type="line" svg:x1="8.634cm" svg:y1="5.916cm" svg:x2="9.922cm" svg:y2="5.916cm" draw:start-shape="id5" draw:start-glue-point="6" draw:end-shape="id6" draw:end-glue-point="3" svg:d="M8634 5916h1288" svg:viewBox="0 0 1289 1">
          <text:p/>
        </draw:connector>
        <draw:custom-shape draw:style-name="gr2" draw:text-style-name="P2" xml:id="id7" draw:id="id7" draw:layer="layout" svg:width="2.54cm" svg:height="1.27cm" svg:x="14.994cm" svg:y="5.282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113cm" svg:y1="5.916cm" svg:x2="14.994cm" svg:y2="5.917cm" draw:start-shape="id6" draw:start-glue-point="1" draw:end-shape="id7" draw:end-glue-point="10" svg:d="M14113 5916l881 1" svg:viewBox="0 0 882 2">
          <text:p/>
        </draw:connector>
        <draw:custom-shape draw:style-name="gr2" draw:text-style-name="P2" xml:id="id15" draw:id="id15" draw:layer="layout" svg:width="2.54cm" svg:height="1.27cm" svg:x="10.788cm" svg:y="7.233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6" draw:id="id16" draw:layer="layout" svg:width="2.823cm" svg:height="1.018cm" svg:x="14.849cm" svg:y="7.333cm">
          <text:p text:style-name="P4"><text:span text:style-name="T1">E =&gt; 104.00 mR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xml:id="id11" draw:id="id11" draw:layer="layout" svg:width="2.484cm" svg:height="1.671cm" svg:x="2.262cm" svg:y="9.589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54cm" svg:height="1.27cm" svg:x="6.077cm" svg:y="9.763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4.191cm" svg:height="1.27cm" svg:x="9.909cm" svg:y="9.79cm">
          <text:p text:style-name="P1"><text:span text:style-name="T1">Building Name: </text:span></text:p>
          <text:p text:style-name="P1"><text:span text:style-name="T1">General Development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4.191cm" svg:height="1.018cm" svg:x="9.877cm" svg:y="11.514cm">
          <text:p text:style-name="P1"><text:span text:style-name="T1">Project Address: </text:span></text:p>
          <text:p text:style-name="P1"><text:span text:style-name="T1">Northern Coas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3" draw:layer="layout" draw:type="line" svg:x1="8.617cm" svg:y1="10.398cm" svg:x2="9.91cm" svg:y2="10.425cm" draw:start-shape="id8" draw:start-glue-point="6" draw:end-shape="id9" draw:end-glue-point="3" svg:d="M8617 10398l1293 27" svg:viewBox="0 0 1294 28">
          <text:p/>
        </draw:connector>
        <draw:connector draw:style-name="gr5" draw:text-style-name="P3" draw:layer="layout" svg:x1="7.348cm" svg:y1="11.033cm" svg:x2="9.878cm" svg:y2="12.023cm" draw:start-shape="id8" draw:start-glue-point="8" draw:end-shape="id10" draw:end-glue-point="3" svg:d="M7348 11033v990h2530" svg:viewBox="0 0 2531 991">
          <text:p/>
        </draw:connector>
        <draw:connector draw:style-name="gr5" draw:text-style-name="P3" draw:layer="layout" draw:type="line" svg:x1="4.746cm" svg:y1="10.424cm" svg:x2="6.077cm" svg:y2="10.398cm" draw:start-shape="id11" draw:start-glue-point="1" draw:end-shape="id8" draw:end-glue-point="10" svg:d="M4746 10424l1331-26" svg:viewBox="0 0 1332 27">
          <text:p/>
        </draw:connector>
        <draw:custom-shape draw:style-name="gr4" draw:text-style-name="P2" xml:id="id13" draw:id="id13" draw:layer="layout" svg:width="4.191cm" svg:height="1.018cm" svg:x="9.904cm" svg:y="12.89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2.54cm" svg:height="1.27cm" svg:x="6.077cm" svg:y="12.764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504cm" svg:y1="11.26cm" svg:x2="6.077cm" svg:y2="13.399cm" draw:start-shape="id11" draw:start-glue-point="2" draw:end-shape="id12" draw:end-glue-point="10" svg:d="M3504 11260l2573 2139" svg:viewBox="0 0 2574 2140">
          <text:p/>
        </draw:connector>
        <draw:connector draw:style-name="gr5" draw:text-style-name="P3" draw:layer="layout" draw:type="line" svg:x1="8.617cm" svg:y1="13.399cm" svg:x2="9.905cm" svg:y2="13.399cm" draw:start-shape="id12" draw:start-glue-point="6" draw:end-shape="id13" draw:end-glue-point="3" svg:d="M8617 13399h1288" svg:viewBox="0 0 1289 1">
          <text:p/>
        </draw:connector>
        <draw:custom-shape draw:style-name="gr2" draw:text-style-name="P2" xml:id="id14" draw:id="id14" draw:layer="layout" svg:width="2.54cm" svg:height="1.27cm" svg:x="14.977cm" svg:y="12.765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096cm" svg:y1="13.399cm" svg:x2="14.977cm" svg:y2="13.4cm" draw:start-shape="id13" draw:start-glue-point="1" draw:end-shape="id14" draw:end-glue-point="10" svg:d="M14096 13399l881 1" svg:viewBox="0 0 882 2">
          <text:p/>
        </draw:connector>
        <draw:custom-shape draw:style-name="gr2" draw:text-style-name="P2" xml:id="id18" draw:id="id18" draw:layer="layout" svg:width="2.54cm" svg:height="1.27cm" svg:x="10.738cm" svg:y="14.696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9" draw:id="id19" draw:layer="layout" svg:width="2.823cm" svg:height="1.018cm" svg:x="14.849cm" svg:y="14.775cm">
          <text:p text:style-name="P4"><text:span text:style-name="T1">E =&gt; 104.50 mRL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9" draw:text-style-name="P1" draw:layer="layout" svg:x1="3.521cm" svg:y1="3.777cm" svg:x2="2.262cm" svg:y2="10.424cm" draw:start-shape="id4" draw:start-glue-point="2" draw:end-shape="id11" draw:end-glue-point="3" svg:d="M3521 3777v2923h-1777v3724h518" svg:viewBox="0 0 1778 6648">
          <text:p/>
        </draw:connector>
        <draw:g xml:id="id17" draw:id="id17">
          <draw:custom-shape draw:style-name="gr10" draw:text-style-name="P2" draw:layer="layout" svg:width="6.342cm" svg:height="5.507cm" svg:x="18.397cm" svg:y="2.207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5" draw:layer="layout" svg:width="2.304cm" svg:height="1.018cm" svg:x="18.73cm" svg:y="3.042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5" draw:layer="layout" svg:width="2.304cm" svg:height="1.018cm" svg:x="18.731cm" svg:y="4.142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draw:layer="layout" svg:width="2.304cm" svg:height="1.018cm" svg:x="18.731cm" svg:y="5.242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5" draw:layer="layout" svg:width="2.303cm" svg:height="1.018cm" svg:x="22.069cm" svg:y="2.986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5" draw:layer="layout" svg:width="2.304cm" svg:height="1.018cm" svg:x="22.073cm" svg:y="4.129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5" draw:layer="layout" svg:width="2.304cm" svg:height="1.018cm" svg:x="22.073cm" svg:y="5.272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635cm" svg:height="0.762cm" svg:x="21.256cm" svg:y="4.339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5" draw:layer="layout" svg:width="2.304cm" svg:height="1.018cm" svg:x="20.431cm" svg:y="6.442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5" draw:text-style-name="P3" draw:layer="layout" draw:type="line" svg:x1="12.017cm" svg:y1="6.425cm" svg:x2="12.058cm" svg:y2="7.233cm" draw:start-shape="id6" draw:start-glue-point="2" draw:end-shape="id15" svg:d="M12017 6425l41 808" svg:viewBox="0 0 42 809">
          <text:p/>
        </draw:connector>
        <draw:connector draw:style-name="gr5" draw:text-style-name="P3" draw:layer="layout" draw:type="line" svg:x1="13.328cm" svg:y1="7.868cm" svg:x2="14.85cm" svg:y2="7.842cm" draw:start-shape="id15" draw:start-glue-point="6" draw:end-shape="id16" svg:d="M13328 7868l1522-26" svg:viewBox="0 0 1523 27">
          <text:p/>
        </draw:connector>
        <draw:g xml:id="id20" draw:id="id20">
          <draw:custom-shape draw:style-name="gr10" draw:text-style-name="P2" draw:layer="layout" svg:width="6.342cm" svg:height="5.507cm" svg:x="18.408cm" svg:y="9.143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5" draw:layer="layout" svg:width="2.304cm" svg:height="1.018cm" svg:x="18.741cm" svg:y="9.978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5" draw:layer="layout" svg:width="2.304cm" svg:height="1.018cm" svg:x="18.742cm" svg:y="11.078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" draw:text-style-name="P5" draw:layer="layout" svg:width="2.304cm" svg:height="1.018cm" svg:x="18.742cm" svg:y="12.178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" draw:text-style-name="P5" draw:layer="layout" svg:width="2.303cm" svg:height="1.018cm" svg:x="22.08cm" svg:y="9.922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5" draw:layer="layout" svg:width="2.304cm" svg:height="1.018cm" svg:x="22.084cm" svg:y="11.065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" draw:text-style-name="P5" draw:layer="layout" svg:width="2.304cm" svg:height="1.018cm" svg:x="22.084cm" svg:y="12.208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635cm" svg:height="0.762cm" svg:x="21.267cm" svg:y="11.275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5" draw:layer="layout" svg:width="2.304cm" svg:height="1.018cm" svg:x="20.442cm" svg:y="13.378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5" draw:text-style-name="P3" draw:layer="layout" draw:line-skew="-0.193cm" svg:x1="17.534cm" svg:y1="5.917cm" svg:x2="18.397cm" svg:y2="4.96cm" draw:start-shape="id7" draw:start-glue-point="6" draw:end-shape="id17" draw:end-glue-point="3" svg:d="M17534 5917h239v-957h624" svg:viewBox="0 0 864 958">
          <text:p/>
        </draw:connector>
        <draw:connector draw:style-name="gr5" draw:text-style-name="P3" draw:layer="layout" draw:type="line" svg:x1="12cm" svg:y1="13.908cm" svg:x2="12.009cm" svg:y2="14.696cm" draw:start-shape="id13" draw:start-glue-point="2" draw:end-shape="id18" draw:end-glue-point="4" svg:d="M12000 13908l9 788" svg:viewBox="0 0 10 789">
          <text:p/>
        </draw:connector>
        <draw:connector draw:style-name="gr5" draw:text-style-name="P3" draw:layer="layout" draw:type="line" svg:x1="13.278cm" svg:y1="15.331cm" svg:x2="14.85cm" svg:y2="15.284cm" draw:start-shape="id18" draw:start-glue-point="6" draw:end-shape="id19" draw:end-glue-point="3" svg:d="M13278 15331l1572-47" svg:viewBox="0 0 1573 48">
          <text:p/>
        </draw:connector>
        <draw:connector draw:style-name="gr5" draw:text-style-name="P3" draw:layer="layout" draw:line-skew="-0.19cm" svg:x1="17.517cm" svg:y1="13.4cm" svg:x2="18.408cm" svg:y2="11.896cm" draw:start-shape="id14" draw:start-glue-point="6" draw:end-shape="id20" draw:end-glue-point="3" svg:d="M17517 13400h256v-1504h635" svg:viewBox="0 0 892 1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09:54:57.092000000</meta:creation-date>
    <dc:date>2018-07-17T17:35:40.400000000</dc:date>
    <meta:editing-duration>PT40M23S</meta:editing-duration>
    <meta:editing-cycles>2</meta:editing-cycles>
    <meta:generator>LibreOffice/6.0.3.2$Windows_X86_64 LibreOffice_project/8f48d515416608e3a835360314dac7e47fd0b821</meta:generator>
    <meta:document-statistic meta:object-count="57"/>
  </office:meta>
</office:document-meta>
</file>